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ntium Plus" svg:font-family="'Gentium Plus'"/>
    <style:font-face style:name="Times New Roman" svg:font-family="'Times New Roman'" style:font-family-generic="roman"/>
    <style:font-face style:name="Ubuntu Sans ExtraBold" svg:font-family="'Ubuntu Sans ExtraBold'" style:font-adornments="ExtraBold" style:font-family-generic="modern" style:font-pitch="variable"/>
    <style:font-face style:name="Yu Mincho" svg:font-family="'Yu Mincho'"/>
  </office:font-face-decls>
  <office:automatic-styles>
    <style:style style:name="P1" style:family="paragraph" style:parent-style-name="Standard">
      <style:text-properties officeooo:rsid="001efa61" officeooo:paragraph-rsid="00220ac0"/>
    </style:style>
    <style:style style:name="P2" style:family="paragraph" style:parent-style-name="Standard">
      <style:text-properties officeooo:rsid="003383fa" officeooo:paragraph-rsid="003b1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make blogs</text:p>
      <text:p text:style-name="P2">great aga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ntium Plus" svg:font-family="'Gentium Plus'"/>
    <style:font-face style:name="Times New Roman" svg:font-family="'Times New Roman'" style:font-family-generic="roman"/>
    <style:font-face style:name="Ubuntu Sans ExtraBold" svg:font-family="'Ubuntu Sans ExtraBold'" style:font-adornments="ExtraBold" style:font-family-generic="modern" style:font-pitch="variable"/>
    <style:font-face style:name="Yu Mincho" svg:font-family="'Yu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ntium Plus" fo:font-size="10pt" fo:language="pl" fo:country="PL" style:letter-kerning="true" style:font-name-asian="Yu Mincho" style:font-size-asian="10pt" style:language-asian="ja" style:country-asian="JP" style:font-name-complex="Times New Roman" style:font-size-complex="10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ntium Plus" fo:font-size="10pt" fo:language="pl" fo:country="PL" style:letter-kerning="true" style:font-name-asian="Yu Mincho" style:font-size-asian="10pt" style:language-asian="ja" style:country-asian="JP" style:font-name-complex="Times New Roman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cm" fo:text-align="center" style:justify-single-word="false"/>
      <style:text-properties fo:color="#f1f5f9" loext:opacity="100%" style:font-name="Ubuntu Sans ExtraBold" fo:font-family="'Ubuntu Sans ExtraBold'" style:font-style-name="ExtraBold" style:font-family-generic="modern" style:font-pitch="variable" fo:font-size="48pt" fo:font-style="normal" fo:font-weight="80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 Plus" fo:font-family="'Gentium Plus'" fo:font-size="10pt" style:font-name-asian="Yu Mincho" style:font-family-asian="'Yu Mincho'" style:font-size-asian="10pt" style:font-name-complex="Times New Roman" style:font-family-complex="'Times New Roman'" style:font-family-generic-complex="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ntium Plus" fo:font-family="'Gentium Plus'" fo:font-size="10pt" style:font-size-asian="10pt" style:font-name-complex="Times New Roman" style:font-family-complex="'Times New Roman'" style:font-family-generic-complex="roman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Plus" fo:font-family="'Gentium Plus'" fo:font-size="10pt" fo:font-style="italic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 fo:font-family="'Gentium Plus'" fo:font-size="10pt" style:font-size-asian="10pt" style:font-name-complex="Times New Roman" style:font-family-complex="'Times New Roman'" style:font-family-generic-complex="roma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6.301cm" fo:page-height="12.1cm" style:num-format="1" style:print-orientation="landscape" fo:margin-top="0cm" fo:margin-bottom="0cm" fo:margin-left="0.499cm" fo:margin-right="0.499cm" fo:background-color="#1185f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185f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85f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2:23:05.846000000</meta:creation-date>
    <meta:editing-duration>PT2H12M3S</meta:editing-duration>
    <meta:editing-cycles>22</meta:editing-cycles>
    <meta:generator>LibreOffice/7.4.7.2$Windows_x86 LibreOffice_project/723314e595e8007d3cf785c16538505a1c878ca5</meta:generator>
    <dc:date>2025-03-25T22:26:17.707000000</dc:date>
    <meta:document-statistic meta:table-count="0" meta:image-count="0" meta:object-count="0" meta:page-count="1" meta:paragraph-count="2" meta:word-count="4" meta:character-count="21" meta:non-whitespace-character-count="19"/>
    <meta:template xlink:type="simple" xlink:actuate="onRequest" xlink:title="gentium plus 10" xlink:href="../../Downloads/LibreOfficePortablePrevious/Data/settings/user/template/gentium%20plus%2010.ott" meta:date="2024-10-25T12:23:02.601000000"/>
  </office:meta>
</office:document-meta>
</file>